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BD0000016DEEEC747CF20F9651.png" manifest:media-type="image/png"/>
  <manifest:file-entry manifest:full-path="Pictures/10000001000001BD0000016D8574AE62098C90D0.png" manifest:media-type="image/png"/>
  <manifest:file-entry manifest:full-path="Pictures/10000001000001BD0000016DB18E64B8565223C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center"/>
      <style:text-properties fo:color="#ec572f" loext:opacity="100%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P3" style:family="paragraph">
      <loext:graphic-properties draw:fill="none" draw:fill-color="#ffffff"/>
      <style:paragraph-properties fo:text-align="center"/>
      <style:text-properties fo:color="#ec572f" loext:opacity="100%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" style:family="text">
      <style:text-properties fo:color="#ec572f" loext:opacity="100%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frame draw:style-name="gr1" draw:text-style-name="P1" draw:layer="layout" svg:width="6cm" svg:height="5.82cm" svg:x="4.5cm" svg:y="1.003cm">
            <draw:image xlink:href="Pictures/10000001000001BD0000016DEEEC747CF20F9651.png" xlink:type="simple" xlink:show="embed" xlink:actuate="onLoad" draw:mime-type="image/png">
              <text:p/>
            </draw:image>
          </draw:frame>
          <draw:frame draw:style-name="gr1" draw:text-style-name="P1" draw:layer="layout" svg:width="6cm" svg:height="5.82cm" svg:x="11.02cm" svg:y="1.002cm">
            <draw:image xlink:href="Pictures/10000001000001BD0000016D8574AE62098C90D0.png" xlink:type="simple" xlink:show="embed" xlink:actuate="onLoad" draw:mime-type="image/png">
              <text:p/>
            </draw:image>
          </draw:frame>
          <draw:frame draw:style-name="gr1" draw:text-style-name="P1" draw:layer="layout" svg:width="6cm" svg:height="5.8cm" svg:x="17.5cm" svg:y="1cm">
            <draw:image xlink:href="Pictures/10000001000001BD0000016DB18E64B8565223C7.png" xlink:type="simple" xlink:show="embed" xlink:actuate="onLoad" draw:mime-type="image/png">
              <text:p/>
            </draw:image>
          </draw:frame>
          <draw:frame draw:style-name="gr2" draw:text-style-name="P3" draw:layer="layout" svg:width="5cm" svg:height="1cm" svg:x="5cm" svg:y="0cm">
            <draw:text-box>
              <text:p text:style-name="P2"><text:span text:style-name="T1">Fagus sylvatica</text:span></text:p>
            </draw:text-box>
          </draw:frame>
          <draw:frame draw:style-name="gr2" draw:text-style-name="P3" draw:layer="layout" svg:width="5cm" svg:height="1cm" svg:x="11.5cm" svg:y="0cm">
            <draw:text-box>
              <text:p text:style-name="P2"><text:span text:style-name="T1">Quercus ilex</text:span></text:p>
            </draw:text-box>
          </draw:frame>
          <draw:frame draw:style-name="gr2" draw:text-style-name="P3" draw:layer="layout" svg:width="5cm" svg:height="1cm" svg:x="18cm" svg:y="0cm">
            <draw:text-box>
              <text:p text:style-name="P2"><text:span text:style-name="T1">Abies alba</text:span></text:p>
            </draw:text-box>
          </draw:fram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Victor Van der Meersch</meta:initial-creator>
    <meta:creation-date>2022-10-28T11:01:48.738000000</meta:creation-date>
    <dc:date>2022-11-08T15:27:44.437000000</dc:date>
    <dc:creator>Victor Van der Meersch</dc:creator>
    <meta:editing-duration>P11DT1H23M4S</meta:editing-duration>
    <meta:editing-cycles>7</meta:editing-cycles>
    <meta:generator>LibreOffice/7.2.4.1$Windows_X86_64 LibreOffice_project/27d75539669ac387bb498e35313b970b7fe9c4f9</meta:generator>
    <meta:document-statistic meta:object-count="7"/>
  </office:meta>
</office:document-meta>
</file>